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2" style:family="graphic" style:parent-style-name="objectwithoutfill">
      <style:graphic-properties svg:stroke-width="0.03cm" svg:stroke-color="#000000" draw:marker-start-width="0.4cm" draw:marker-end-width="0.4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1cm" draw:marker-start-width="0.22cm" draw:marker-end-width="0.22cm" draw:textarea-vertical-align="middle" fo:padding-top="0.13cm" fo:padding-bottom="0.13cm" fo:padding-left="0.255cm" fo:padding-right="0.255cm"/>
    </style:style>
    <style:style style:name="gr4" style:family="graphic" style:parent-style-name="objectwithoutfill">
      <style:graphic-properties svg:stroke-width="0.01cm" draw:marker-start-width="0.22cm" draw:marker-end-width="0.22cm" draw:fill="bitmap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1cm" draw:marker-start-width="0.23cm" draw:marker-end-width="0.23cm" draw:fill="bitmap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draw:stroke="none" svg:stroke-color="#000000" draw:fill="none" draw:fill-color="#ffffff" fo:min-height="0.563cm"/>
      <style:paragraph-properties style:writing-mode="lr-tb"/>
    </style:style>
    <style:style style:name="gr8" style:family="graphic" style:parent-style-name="standard">
      <style:graphic-properties draw:fill="solid" draw:fill-color="#729fcf" draw:textarea-horizontal-align="justify" draw:textarea-vertical-align="middle" draw:auto-grow-height="false" fo:min-height="0.129cm" fo:min-width="0.13cm"/>
    </style:style>
    <style:style style:name="gr9" style:family="graphic" style:parent-style-name="objectwithoutfill">
      <style:graphic-properties draw:fill="bitmap" draw:textarea-vertical-align="middle"/>
    </style:style>
    <style:style style:name="gr10" style:family="graphic" style:parent-style-name="standard">
      <style:graphic-properties draw:fill="solid" draw:fill-color="#729fcf" draw:textarea-horizontal-align="justify" draw:textarea-vertical-align="middle" draw:auto-grow-height="false" fo:min-height="0.129cm" fo:min-width="0.132cm"/>
    </style:style>
    <style:style style:name="gr11" style:family="graphic" style:parent-style-name="standard">
      <style:graphic-properties draw:stroke="none" svg:stroke-width="0cm" draw:marker-start-width="0.21cm" draw:marker-end-width="0.21cm" draw:fill="solid" draw:fill-color="#ffffff" draw:gradient-step-count="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729fcf" draw:textarea-horizontal-align="justify" draw:textarea-vertical-align="middle" draw:auto-grow-height="false" fo:min-height="0.709cm" fo:min-width="1.998cm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 fo:min-height="0.709cm" fo:min-width="2.1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8cm" fo:min-width="0.133cm"/>
    </style:style>
    <style:style style:name="gr15" style:family="graphic" style:parent-style-name="standard">
      <style:graphic-properties svg:stroke-color="#000000" draw:fill-color="#000000" draw:textarea-vertical-align="middle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1.088cm" fo:min-width="0.839cm"/>
      <style:paragraph-properties style:writing-mode="lr-tb"/>
    </style:style>
    <style:style style:name="gr17" style:family="graphic" style:parent-style-name="objectwithoutfill">
      <style:graphic-properties draw:fill="bitmap" draw:fill-color="#729fcf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468cm"/>
      <style:paragraph-properties style:writing-mode="lr-tb"/>
    </style:style>
    <style:style style:name="gr20" style:family="graphic" style:parent-style-name="standard">
      <style:graphic-properties draw:stroke="none" draw:fill="none" draw:fill-color="#729fcf" fo:min-height="0.96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67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93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137cm"/>
      <style:paragraph-properties style:writing-mode="lr-tb"/>
    </style:style>
    <style:style style:name="gr24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bitmap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7" style:family="paragraph">
      <loext:graphic-properties draw:fill="solid" draw:fill-color="#ffffff" draw:gradient-step-count="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center" style:writing-mode="lr-tb"/>
      <style:text-properties fo:language="en" fo:country="GB"/>
    </style:style>
    <style:style style:name="P11" style:family="paragraph">
      <loext:graphic-properties draw:fill="solid" draw:fill-color="#729fcf"/>
      <style:paragraph-properties fo:text-align="center" style:writing-mode="lr-tb"/>
      <style:text-properties fo:language="en" fo:country="GB"/>
    </style:style>
    <style:style style:name="P12" style:family="paragraph">
      <loext:graphic-properties draw:fill="bitmap" draw:fill-color="#729fc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3465a4" fo:font-size="8pt" style:font-size-asian="18pt" style:font-size-complex="18pt"/>
    </style:style>
    <style:style style:name="P14" style:family="paragraph">
      <loext:graphic-properties draw:fill="none" draw:fill-color="#729fc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T1" style:family="text">
      <style:text-properties style:text-position="-33% 58%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3pt" fo:language="en" fo:country="GB" style:font-size-asian="13pt" style:font-size-complex="13pt"/>
    </style:style>
    <style:style style:name="T4" style:family="text">
      <style:text-properties fo:language="en" fo:country="GB"/>
    </style:style>
    <style:style style:name="T5" style:family="text">
      <style:text-properties fo:font-size="8pt" style:font-size-asian="18pt" style:font-size-complex="18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text-position="-33% 58%" fo:font-size="15pt" style:font-size-asian="15pt" style:font-size-complex="15pt"/>
    </style:style>
    <style:style style:name="T8" style:family="text">
      <style:text-properties fo:font-size="6pt" style:font-size-asian="18pt" style:font-size-complex="18pt"/>
    </style:style>
    <style:style style:name="T9" style:family="text">
      <style:text-properties style:text-position="0% 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62cm" svg:height="1.114cm" svg:x="13.353cm" svg:y="15.957cm">
          <draw:text-box>
            <text:p>R<text:span text:style-name="T1">7</text:span></text:p>
          </draw:text-box>
        </draw:frame>
        <draw:g>
          <draw:line draw:style-name="gr2" draw:text-style-name="P2" draw:layer="layout" svg:x1="8.022cm" svg:y1="3.42cm" svg:x2="9.536cm" svg:y2="3.42cm">
            <text:p/>
          </draw:line>
          <draw:line draw:style-name="gr2" draw:text-style-name="P2" draw:layer="layout" svg:x1="8.022cm" svg:y1="4.113cm" svg:x2="9.536cm" svg:y2="4.113cm">
            <text:p/>
          </draw:line>
          <draw:line draw:style-name="gr2" draw:text-style-name="P2" draw:layer="layout" svg:x1="8.754cm" svg:y1="5.223cm" svg:x2="8.762cm" svg:y2="4.108cm">
            <text:p/>
          </draw:line>
          <draw:line draw:style-name="gr2" draw:text-style-name="P2" draw:layer="layout" svg:x1="8.754cm" svg:y1="3.436cm" svg:x2="8.762cm" svg:y2="2.321cm">
            <text:p/>
          </draw:line>
        </draw:g>
        <draw:connector draw:style-name="gr3" draw:text-style-name="P3" draw:layer="layout" svg:x1="3.141cm" svg:y1="1.4cm" svg:x2="9.622cm" svg:y2="1.36cm" draw:start-shape="id1" draw:start-glue-point="0" svg:d="M3141 1400h3493v-40h2988" svg:viewBox="0 0 6482 41">
          <text:p/>
        </draw:connector>
        <draw:connector draw:style-name="gr4" draw:text-style-name="P4" draw:layer="layout" draw:type="line" svg:x1="6.812cm" svg:y1="2.574cm" svg:x2="6.809cm" svg:y2="1.36cm" svg:d="M6812 2574l-3-1214" svg:viewBox="0 0 4 1215">
          <text:p/>
        </draw:connector>
        <draw:custom-shape draw:style-name="gr5" draw:text-style-name="P5" xml:id="id2" draw:id="id2" draw:layer="layout" svg:width="0.126cm" svg:height="0.134cm" draw:transform="rotate (0.822224610614529) translate (15.503cm 1.3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5.529cm" svg:y1="1.348cm" svg:x2="12.122cm" svg:y2="1.324cm" draw:start-shape="id2" draw:start-glue-point="5" draw:end-shape="id3" draw:end-glue-point="1" svg:d="M15529 1348l-3407-24" svg:viewBox="0 0 3408 25">
          <text:p/>
        </draw:connector>
        <draw:frame draw:style-name="gr7" draw:text-style-name="P6" xml:id="id4" draw:id="id4" draw:layer="layout" svg:width="1.035cm" svg:height="0.813cm" svg:x="13.318cm" svg:y="4.057cm">
          <draw:text-box>
            <text:p><text:span text:style-name="T2">...</text:span></text:p>
          </draw:text-box>
        </draw:frame>
        <draw:custom-shape draw:style-name="gr8" draw:text-style-name="P5" xml:id="id7" draw:id="id7" draw:layer="layout" svg:width="1.26cm" svg:height="1.136cm" draw:transform="rotate (-3.1407199889638) translate (14.339cm 4.02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4" draw:layer="layout" svg:x1="14.327cm" svg:y1="4.028cm" svg:x2="13.066cm" svg:y2="4.028cm">
          <text:p/>
        </draw:line>
        <draw:custom-shape draw:style-name="gr8" draw:text-style-name="P5" xml:id="id5" draw:id="id5" draw:layer="layout" svg:width="1.26cm" svg:height="1.136cm" draw:transform="rotate (-3.1407199889638) translate (14.339cm 6.04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4" draw:layer="layout" svg:x1="14.327cm" svg:y1="6.046cm" svg:x2="13.066cm" svg:y2="6.046cm">
          <text:p/>
        </draw:line>
        <draw:connector draw:style-name="gr9" draw:text-style-name="P4" draw:layer="layout" draw:type="line" svg:x1="13.835cm" svg:y1="4.057cm" svg:x2="13.835cm" svg:y2="4.057cm" draw:start-shape="id4" draw:end-shape="id4" svg:d="M13835 4057z" svg:viewBox="0 0 1 1">
          <text:p/>
        </draw:connector>
        <draw:line draw:style-name="gr4" draw:text-style-name="P4" draw:layer="layout" svg:x1="13.711cm" svg:y1="4.025cm" svg:x2="13.711cm" svg:y2="4.378cm">
          <text:p/>
        </draw:line>
        <draw:line draw:style-name="gr4" draw:text-style-name="P4" draw:layer="layout" svg:x1="13.711cm" svg:y1="4.58cm" svg:x2="13.711cm" svg:y2="4.908cm">
          <text:p/>
        </draw:line>
        <draw:connector draw:style-name="gr4" draw:text-style-name="P4" draw:layer="layout" draw:type="line" svg:x1="13.708cm" svg:y1="6.046cm" svg:x2="13.706cm" svg:y2="6.312cm" draw:start-shape="id5" draw:start-glue-point="4" svg:d="M13708 6046l-2 266" svg:viewBox="0 0 3 267">
          <text:p/>
        </draw:connector>
        <draw:line draw:style-name="gr4" draw:text-style-name="P4" draw:layer="layout" svg:x1="6.799cm" svg:y1="5.121cm" svg:x2="6.799cm" svg:y2="6.307cm">
          <text:p/>
        </draw:line>
        <draw:line draw:style-name="gr4" draw:text-style-name="P4" draw:layer="measurelines" svg:x1="8.754cm" svg:y1="4.971cm" svg:x2="8.754cm" svg:y2="6.308cm">
          <text:p/>
        </draw:line>
        <draw:line draw:style-name="gr4" draw:text-style-name="P4" draw:layer="measurelines" svg:x1="8.767cm" svg:y1="2.322cm" svg:x2="8.767cm" svg:y2="1.363cm">
          <text:p/>
        </draw:line>
        <draw:connector draw:style-name="gr4" draw:text-style-name="P4" draw:layer="measurelines" draw:type="line" svg:x1="13.71cm" svg:y1="1.628cm" svg:x2="13.707cm" svg:y2="1.358cm" draw:start-shape="id6" draw:start-glue-point="7" svg:d="M13710 1628l-3-270" svg:viewBox="0 0 4 271">
          <text:p/>
        </draw:connector>
        <draw:custom-shape draw:style-name="gr5" draw:text-style-name="P5" xml:id="id8" draw:id="id8" draw:layer="measurelines" svg:width="0.125cm" svg:height="0.133cm" draw:transform="skewX (0.00750491578357568) rotate (0.822224610614529) translate (15.496cm 6.3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6" draw:id="id6" draw:layer="layout" svg:width="1.262cm" svg:height="1.136cm" draw:transform="skewX (-0.000872664625997165) rotate (-3.1407199889638) translate (14.343cm 2.76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4" draw:layer="measurelines" draw:type="line" svg:x1="13.71cm" svg:y1="2.764cm" svg:x2="13.708cm" svg:y2="2.892cm" draw:start-shape="id6" draw:start-glue-point="4" draw:end-shape="id7" draw:end-glue-point="7" svg:d="M13710 2764l-2 128" svg:viewBox="0 0 3 129">
          <text:p/>
        </draw:connector>
        <draw:line draw:style-name="gr6" draw:text-style-name="P4" draw:layer="layout" svg:x1="14.329cm" svg:y1="2.764cm" svg:x2="13.068cm" svg:y2="2.764cm">
          <text:p/>
        </draw:line>
        <draw:custom-shape draw:style-name="gr11" draw:text-style-name="P7" draw:layer="measurelines" svg:width="0.33cm" svg:height="0.153cm" svg:x="1.053cm" svg:y="4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measurelines" svg:width="0.393cm" svg:height="0.152cm" svg:x="1.033cm" svg:y="4.2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3" draw:id="id3" draw:layer="layout" svg:width="2.498cm" svg:height="0.959cm" svg:x="9.624cm" svg:y="0.8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623cm" svg:height="0.959cm" draw:transform="rotate (1.5707963267949) translate (6.345cm 5.083cm)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0.633cm" svg:height="1.498cm" svg:x="6.698cm" svg:y="4.074cm">
          <draw:text-box>
            <text:p/>
          </draw:text-box>
        </draw:frame>
        <draw:connector draw:style-name="gr15" draw:text-style-name="P9" draw:layer="layout" svg:x1="15.522cm" svg:y1="6.312cm" svg:x2="3.141cm" svg:y2="6.319cm" draw:start-shape="id8" draw:start-glue-point="5" draw:end-shape="id9" draw:end-glue-point="2" svg:d="M15522 6312h-6190v7h-6191" svg:viewBox="0 0 12382 8">
          <text:p/>
        </draw:connector>
        <draw:custom-shape draw:style-name="gr16" draw:text-style-name="P11" draw:layer="layout" svg:width="1.893cm" svg:height="1.892cm" svg:x="2.257cm" svg:y="2.535cm">
          <text:p text:style-name="P10"><text:span text:style-name="T3">+</text:span></text:p>
          <text:p text:style-name="P10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xml:id="id1" draw:id="id1" draw:layer="layout" svg:x1="3.141cm" svg:y1="1.4cm" svg:x2="3.141cm" svg:y2="2.661cm">
          <text:p/>
        </draw:line>
        <draw:line draw:style-name="gr17" draw:text-style-name="P12" xml:id="id9" draw:id="id9" draw:layer="layout" svg:x1="3.141cm" svg:y1="4.427cm" svg:x2="3.141cm" svg:y2="6.319cm">
          <text:p/>
        </draw:line>
        <draw:custom-shape draw:style-name="gr5" draw:text-style-name="P5" draw:layer="layout" svg:width="0.126cm" svg:height="0.134cm" draw:transform="rotate (0.822224610614529) translate (6.673cm 1.3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0.555cm" svg:height="0.717cm" svg:x="15.263cm" svg:y="0.722cm">
          <draw:text-box>
            <text:p><text:span text:style-name="T5">5</text:span></text:p>
          </draw:text-box>
        </draw:frame>
        <draw:frame draw:style-name="gr19" draw:text-style-name="P13" draw:layer="layout" svg:width="0.554cm" svg:height="0.718cm" svg:x="15.257cm" svg:y="5.68cm">
          <draw:text-box>
            <text:p><text:span text:style-name="T5">0</text:span></text:p>
          </draw:text-box>
        </draw:frame>
        <draw:frame draw:style-name="gr18" draw:text-style-name="P13" draw:layer="layout" svg:width="0.555cm" svg:height="0.717cm" svg:x="6.37cm" svg:y="0.683cm">
          <draw:text-box>
            <text:p><text:span text:style-name="T5">4</text:span></text:p>
          </draw:text-box>
        </draw:frame>
        <draw:frame draw:style-name="gr20" draw:text-style-name="P14" draw:layer="layout" svg:width="1.327cm" svg:height="1.219cm" svg:x="5.093cm" svg:y="2.914cm">
          <draw:text-box>
            <text:p><text:span text:style-name="T6">R</text:span><text:span text:style-name="T7">1</text:span></text:p>
          </draw:text-box>
        </draw:frame>
        <draw:frame draw:style-name="gr21" draw:text-style-name="P15" draw:layer="layout" svg:width="1.564cm" svg:height="1.928cm" svg:x="10.154cm" svg:y="-0.097cm">
          <draw:text-box>
            <text:p><text:span text:style-name="T6">R</text:span><text:span text:style-name="T7">2</text:span></text:p>
          </draw:text-box>
        </draw:frame>
        <draw:frame draw:style-name="gr22" draw:text-style-name="P1" draw:layer="layout" svg:width="1.186cm" svg:height="1.182cm" svg:x="9.322cm" svg:y="4.128cm">
          <draw:text-box>
            <text:p><text:span text:style-name="T6">C</text:span></text:p>
          </draw:text-box>
        </draw:frame>
        <draw:frame draw:style-name="gr19" draw:text-style-name="P16" draw:layer="layout" svg:width="1.312cm" svg:height="0.718cm" svg:x="14.506cm" svg:y="1.781cm">
          <draw:text-box>
            <text:p><text:span text:style-name="T8">X</text:span><text:span text:style-name="T5"> 18</text:span></text:p>
          </draw:text-box>
        </draw:frame>
        <draw:frame draw:style-name="gr23" draw:text-style-name="P15" draw:layer="layout" svg:width="2.27cm" svg:height="1.387cm" svg:x="0.618cm" svg:y="2.788cm">
          <draw:text-box>
            <text:p><text:span text:style-name="T6">v</text:span><text:span text:style-name="T7">S</text:span><text:span text:style-name="T9">(t)</text:span></text:p>
          </draw:text-box>
        </draw:frame>
        <draw:g>
          <draw:line draw:style-name="gr24" draw:text-style-name="P2" draw:layer="layout" svg:x1="3.4cm" svg:y1="6.622cm" svg:x2="2.818cm" svg:y2="6.629cm">
            <text:p/>
          </draw:line>
          <draw:line draw:style-name="gr24" draw:text-style-name="P2" draw:layer="layout" svg:x1="3.4cm" svg:y1="6.619cm" svg:x2="2.818cm" svg:y2="6.626cm">
            <text:p/>
          </draw:line>
          <draw:line draw:style-name="gr24" draw:text-style-name="P2" draw:layer="layout" svg:x1="2.977cm" svg:y1="6.771cm" svg:x2="3.266cm" svg:y2="6.771cm">
            <text:p/>
          </draw:line>
          <draw:line draw:style-name="gr24" draw:text-style-name="P2" draw:layer="layout" svg:x1="3.055cm" svg:y1="6.898cm" svg:x2="3.194cm" svg:y2="6.898cm">
            <text:p/>
          </draw:line>
          <draw:line draw:style-name="gr24" draw:text-style-name="P2" draw:layer="layout" svg:x1="3.117cm" svg:y1="6.613cm" svg:x2="3.119cm" svg:y2="6.285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bitmap" draw:fill-gradient-name="Gradient_20_1" draw:fill-hatch-name="Hatching_20_1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cm" fo:margin-right="0cm" fo:page-width="17.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8T15:18:47.923619753</dc:date>
    <meta:editing-duration>PT3H37M8S</meta:editing-duration>
    <meta:editing-cycles>26</meta:editing-cycles>
    <meta:generator>LibreOffice/6.4.7.2$Linux_X86_64 LibreOffice_project/40$Build-2</meta:generator>
    <meta:document-statistic meta:object-count="51"/>
  </office:meta>
</office:document-meta>
</file>